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3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6380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Co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>
            <draw:frame draw:z-index="0" draw:name="Diagram 1" draw:style-name="gr1" draw:text-style-name="P1" svg:width="11.498cm" svg:height="7.539cm" svg:x="1.482cm" svg:y="0.116cm">
              <draw:object draw:notify-on-update-of-ranges="Munka1.C2:Munka1.C5 Munka1.D1:Munka1.D1 Munka1.D2:Munka1.D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P0" style:volatile="true">
      <number:number number:decimal-places="0" number:min-decimal-places="0" number:min-integer-digits="1" number:grouping="true"/>
      <number:text> Ft</number:text>
    </number:number-style>
    <number:number-style style:name="N148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Ft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Ft</number:text>
    </number:number-style>
    <number:number-style style:name="N150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Ft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1P0"/>
    </number:number-style>
    <number:date-style style:name="N152">
      <number:year number:style="long"/>
      <number:text>.</number:text>
      <number:month number:style="long"/>
      <number:text>.</number:text>
      <number:day number:style="long"/>
    </number:date-style>
    <number:date-style style:name="N153">
      <number:day number:style="long"/>
      <number:text>.</number:text>
      <number:month number:textual="true"/>
      <number:text>.</number:text>
      <number:year/>
    </number:date-style>
    <number:date-style style:name="N154">
      <number:day number:style="long"/>
      <number:text>.</number:text>
      <number:month number:textual="true"/>
    </number:date-style>
    <number:date-style style:name="N155">
      <number:month number:textual="true"/>
      <number:text>.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9P0" style:volatile="true">
      <number:number number:decimal-places="0" number:min-decimal-places="0" number:min-integer-digits="1" number:grouping="true"/>
      <number:text loext:blank-width-char="F1_t3">    </number:text>
    </number:number-style>
    <number:number-style style:name="N159">
      <number:text>-</number:text>
      <number:number number:decimal-places="0" number:min-decimal-places="0" number:min-integer-digits="1" number:grouping="true"/>
      <number:text loext:blank-width-char="F1_t3">    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 loext:blank-width-char="F1_t3">   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 loext:blank-width-char="F1_t3"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F1_t3"> 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F1_t3"> 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F1_t3"> 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F1_t3">    </number:text>
      <style:map style:condition="value()&gt;=0" style:apply-style-name="N162P0"/>
    </number:number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F1_t3_-4">    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F1_t3_-4">     </number:text>
    </number:number-style>
    <number:number-style style:name="N163P2" style:volatile="true">
      <number:text loext:blank-width-char="-"> </number:text>
      <number:fill-character> </number:fill-character>
      <number:text loext:blank-width-char="F2_t4_-5">-    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Ft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Ft </number:text>
    </number:number-style>
    <number:number-style style:name="N164P2" style:volatile="true">
      <number:text loext:blank-width-char="-"> </number:text>
      <number:fill-character> </number:fill-character>
      <number:text loext:blank-width-char="-4">- Ft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F1_t3_-4"> 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F1_t3_-4">    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F1_t3_-4">    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Ft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Ft </number:text>
    </number:number-style>
    <number:number-style style:name="N16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Ft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-té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8:24:47</meta:creation-date>
    <meta:initial-creator>Tünde Tóth</meta:initial-creator>
    <dc:language>en-US</dc:language>
    <dc:date>2024-03-30T18:46:57</dc:date>
    <meta:editing-cycles>1</meta:editing-cycles>
    <meta:editing-duration>P0D</meta:editing-duration>
    <meta:generator>LibreOfficeDev/24.8.0.0.alpha0$Windows_X86_64 LibreOffice_project/11ed593acc339d848806cd263e1de9503965a53a</meta:generator>
    <meta:document-statistic meta:table-count="1" meta:cell-count="9" meta:object-count="1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  <style:style style:name="T1" style:family="text">
      <style:text-properties fo:color="#ff0000" style:text-position="0% 100%" fo:font-family="'Aptos Narrow'" fo:font-size="14pt" fo:language="hu" fo:country="HU" fo:font-weight="bold" style:font-size-asian="14pt" style:font-weight-asian="bold" style:font-size-complex="14pt" style:font-weight-complex="bold"/>
    </style:style>
    <style:style style:name="T2" style:family="text">
      <style:text-properties fo:color="#595959" style:text-position="0% 100%" fo:font-family="'Aptos Narrow'" fo:font-size="14pt" fo:language="hu" fo:country="HU" style:font-size-asian="14pt" style:font-size-complex="14pt"/>
    </style:style>
    <style:style style:name="T3" style:family="text">
      <style:text-properties fo:color="#595959" style:text-position="30% 58%" fo:font-family="'Aptos Narrow'" fo:font-size="14pt" fo:language="hu" fo:country="HU" style:font-size-asian="14pt" style:font-size-complex="14pt"/>
    </style:style>
    <style:style style:name="T4" style:family="text">
      <style:text-properties fo:color="#4ea72e" style:text-position="0% 100%" fo:font-family="'Aptos Narrow'" fo:font-size="20pt" fo:language="hu" fo:country="HU" fo:font-style="italic" style:text-underline-style="solid" style:text-underline-width="auto" style:font-size-asian="20pt" style:font-style-asian="italic" style:font-size-complex="20pt" style:font-style-complex="italic"/>
    </style:style>
    <style:style style:name="T5" style:family="text">
      <style:text-properties fo:color="#595959" style:text-position="0% 100%" fo:font-family="'Aptos Narrow'" fo:font-size="14pt" fo:language="hu" fo:country="HU" fo:font-weight="bold" style:font-size-asian="14pt" style:font-weight-asian="bold" style:font-size-complex="14pt" style:font-weight-complex="bold"/>
    </style:style>
    <style:style style:name="T6" style:family="text">
      <style:text-properties fo:color="#595959" style:text-line-through-style="solid" style:text-line-through-type="single" style:text-position="0% 100%" fo:font-family="'Aptos Narrow'" fo:font-size="14pt" fo:language="hu" fo:country="HU" fo:font-style="italic" style:font-size-asian="14pt" style:font-style-asian="italic" style:font-size-complex="14pt" style:font-style-complex="italic"/>
    </style:style>
  </office:automatic-styles>
  <office:body>
    <office:chart>
      <chart:chart svg:width="11.499cm" svg:height="7.54cm" xlink:href=".." xlink:type="simple" chart:class="chart:bar" chart:style-name="ch1">
        <chart:title svg:x="3.304cm" svg:y="0.285cm" chart:style-name="ch2">
          <text:p><text:span text:style-name="T1">This</text:span><text:span text:style-name="T2"> is</text:span><text:span text:style-name="T3">3</text:span><text:span text:style-name="T2"> a </text:span><text:span text:style-name="T4">custom</text:span><text:span text:style-name="T2"> erte1
</text:span><text:span text:style-name="T2">2dfgd ch</text:span><text:span text:style-name="T5">ar</text:span><text:span text:style-name="T2">t </text:span><text:span text:style-name="T6">title</text:span></text:p>
        </chart:title>
        <chart:plot-area chart:style-name="ch3" table:cell-range-address="Munka1.C1:Munka1.D5" chart:data-source-has-labels="both" svg:x="0.229cm" svg:y="2.092cm" svg:width="11.041cm" svg:height="5.298cm">
          <chart:coordinate-region svg:x="0.674cm" svg:y="2.278cm" svg:width="10.596cm" svg:height="4.642cm"/>
          <chart:axis chart:dimension="x" chart:name="primary-x" chart:style-name="ch4" chartooo:axis-type="auto">
            <chartooo:date-scale/>
            <chart:categories table:cell-range-address="Munka1.C2:Munka1.C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nka1.D2:Munka1.D5" chart:label-cell-address="Munka1.D1:Munka1.D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</text:p>
                <draw:g>
                  <svg:desc>Munka1.D1:Munk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Munka1.C2:Munka1.C5</svg:desc>
                </draw:g>
              </table:table-cell>
              <table:table-cell office:value-type="float" office:value="1">
                <text:p>1</text:p>
                <draw:g>
                  <svg:desc>Munka1.D2:Munka1.D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24.8.0.0.alpha0$Windows_X86_64 LibreOffice_project/11ed593acc339d848806cd263e1de9503965a53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